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2d52" officeooo:paragraph-rsid="000c2d52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0c2d52" officeooo:paragraph-rsid="000c2d5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2d52" officeooo:paragraph-rsid="000c2d52" style:font-size-asian="10.5pt" style:font-weight-asian="normal" style:font-size-complex="12pt" style:font-weight-complex="normal"/>
    </style:style>
    <style:style style:name="T1" style:family="text">
      <style:text-properties officeooo:rsid="000c7a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Commands</text:p>
      <text:p text:style-name="P1"/>
      <text:list text:style-name="L1">
        <text:list-item>
          <text:p text:style-name="P2"><text:span text:style-name="T1">r</text:span>un – start a container (docker run &lt;image_name&gt;)</text:p>
          <text:p text:style-name="P2"/>
        </text:list-item>
        <text:list-item>
          <text:p text:style-name="P2">ps – list all running containers (docker ps or docker ps -a to display all running commands despite status)</text:p>
          <text:p text:style-name="P2"/>
        </text:list-item>
        <text:list-item>
          <text:p text:style-name="P2">stop – stop a container (docker stop &lt;container_name_or_id&gt;)</text:p>
          <text:p text:style-name="P2"/>
        </text:list-item>
        <text:list-item>
          <text:p text:style-name="P2">rm – remove a container (docker rm &lt;container_name_or_id&gt;)</text:p>
          <text:p text:style-name="P2"/>
        </text:list-item>
        <text:list-item>
          <text:p text:style-name="P2">images – list images (docker images)</text:p>
          <text:p text:style-name="P2"/>
        </text:list-item>
        <text:list-item>
          <text:p text:style-name="P2">rmi – remove images (docker rmi &lt;image_name&gt;)</text:p>
          <text:p text:style-name="P2"/>
        </text:list-item>
        <text:list-item>
          <text:p text:style-name="P2">pull – download an image without running it (docker pull &lt;image_name&gt;)</text:p>
          <text:p text:style-name="P2"/>
        </text:list-item>
        <text:list-item>
          <text:p text:style-name="P2">exec – execute a command on the docker container (docker exec &lt;container_name&gt; &lt;command&gt;)</text:p>
          <text:p text:style-name="P2"/>
        </text:list-item>
        <text:list-item>
          <text:p text:style-name="P2">run – attach and detach (docker run -d &lt;image_name&gt;), I can attach back the container using the docker attach &lt;container_name_or_id&gt;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13:41:41.106000000</meta:creation-date>
    <dc:date>2025-05-19T15:54:34.242000000</dc:date>
    <meta:editing-duration>PT56M48S</meta:editing-duration>
    <meta:editing-cycles>1</meta:editing-cycles>
    <meta:document-statistic meta:table-count="0" meta:image-count="0" meta:object-count="0" meta:page-count="1" meta:paragraph-count="18" meta:word-count="110" meta:character-count="678" meta:non-whitespace-character-count="586"/>
    <meta:generator>LibreOffice/24.8.6.2$Windows_X86_64 LibreOffice_project/6d98ba145e9a8a39fc57bcc76981d1fb1316c60c</meta:generator>
  </office:meta>
</office:document-meta>
</file>